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7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line-height="150%" fo:text-align="start" style:justify-single-word="false"/>
    </style:style>
    <style:style style:name="P9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12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4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3">
      <style:paragraph-properties fo:margin-left="0cm" fo:margin-right="0cm" fo:text-indent="0cm" style:auto-text-indent="false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10">Département Informatique et Mathématiques Appliquées</text:p>
      <text:p text:style-name="P10"/>
      <text:p text:style-name="P11">Projet Long 2008</text:p>
      <text:p text:style-name="P12">__________</text:p>
      <text:p text:style-name="P12"/>
      <text:p text:style-name="P14">Administration autonome de serveurs sur la grille avec une machine virtuelle</text:p>
      <text:p text:style-name="P12"/>
      <text:p text:style-name="P12">&lt;Nom du document&gt;</text:p>
      <text:p text:style-name="P13"/>
      <text:p text:style-name="P13"/>
      <text:p text:style-name="P8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9"><text:a xlink:type="simple" xlink:href="mailto:jlouisy@etu.enseeiht.fr"><text:span text:style-name="T1"/></text:a></text:p>
      <text:p text:style-name="P9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7"/>
      <text:p text:style-name="P9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9"><text:a xlink:type="simple" xlink:href="mailto:jlouisy@etu.enseeiht.fr"><text:span text:style-name="T1"/></text:a></text:p>
      <text:p text:style-name="P9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9"><text:a xlink:type="simple" xlink:href="mailto:jlouisy@etu.enseeiht.fr"><text:span text:style-name="T2"/></text:a></text:p>
      <text:p text:style-name="P1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2"><text:a xlink:type="simple" xlink:href="mailto:jlouisy@etu.enseeiht.fr"><text:span text:style-name="T1">Julien Louisy</text:span></text:a></text:p>
        </text:list-item>
        <text:list-item>
          <text:p text:style-name="P2"><text:a xlink:type="simple" xlink:href="mailto:jlouisy@etu.enseeiht.fr"><text:span text:style-name="T1">Julien Clariond</text:span></text:a></text:p>
        </text:list-item>
        <text:list-item>
          <text:p text:style-name="P2"><text:a xlink:type="simple" xlink:href="mailto:jlouisy@etu.enseeiht.fr"><text:span text:style-name="T1">Hery Randriamanamihaga</text:span></text:a></text:p>
        </text:list-item>
        <text:list-item>
          <text:p text:style-name="P2"><text:a xlink:type="simple" xlink:href="mailto:jlouisy@etu.enseeiht.fr"><text:span text:style-name="T1">Ezequiel Geremia</text:span></text:a></text:p>
        </text:list-item>
        <text:list-item>
          <text:p text:style-name="P2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0">Sommaire</text:p>
          </text:index-title>
          <text:p text:style-name="P18">1Niveau 1<text:tab/>3</text:p>
          <text:p text:style-name="P17">1.1Niveau 2<text:tab/>3</text:p>
          <text:p text:style-name="P19">1.1.1Niveau 3<text:tab/>3</text:p>
        </text:index-body>
      </text:table-of-content>
      <text:p text:style-name="Standard"/>
      <text:h text:style-name="P15" text:outline-level="1">Niveau 1</text:h>
      <text:h text:style-name="Heading_20_2" text:outline-level="2">Niveau 2</text:h>
      <text:h text:style-name="Heading_20_3" text:outline-level="3">Niveau 3</text:h>
      <text:h text:style-name="P16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07T13:55:57</dc:date>
    <meta:editing-cycles>1</meta:editing-cycles>
    <meta:editing-duration>PT1H22M3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23" meta:word-count="81" meta:character-count="643"/>
  </office:meta>
</office:document-meta>
</file>